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helvetica, sans-serif"/>
    <style:font-face style:name="georgia" svg:font-family="georg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1828" officeooo:paragraph-rsid="000d1828"/>
    </style:style>
    <style:style style:name="P2" style:family="paragraph" style:parent-style-name="Standard">
      <style:paragraph-properties fo:text-align="center" style:justify-single-word="false"/>
      <style:text-properties fo:font-size="22pt" fo:font-weight="bold" officeooo:rsid="000d1828" officeooo:paragraph-rsid="000d1828" style:font-size-asian="22pt" style:font-weight-asian="bold" style:font-size-complex="22pt" style:font-weight-complex="bold"/>
    </style:style>
    <style:style style:name="P3" style:family="paragraph" style:parent-style-name="Standard">
      <style:paragraph-properties fo:text-align="start" style:justify-single-word="false"/>
      <style:text-properties fo:font-size="22pt" fo:font-weight="bold" officeooo:rsid="000d1828" officeooo:paragraph-rsid="000d1828" style:font-size-asian="22pt" style:font-weight-asian="bold" style:font-size-complex="22pt" style:font-weight-complex="bold"/>
    </style:style>
    <style:style style:name="P4" style:family="paragraph" style:parent-style-name="Text_20_body">
      <style:text-properties style:font-name="arial"/>
    </style:style>
    <style:style style:name="P5" style:family="paragraph" style:parent-style-name="Text_20_body">
      <style:text-properties officeooo:rsid="000d1828" officeooo:paragraph-rsid="000d1828"/>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text-properties fo:font-size="22pt" fo:font-weight="bold" officeooo:rsid="000d1828" officeooo:paragraph-rsid="000d1828" style:font-size-asian="22pt" style:font-weight-asian="bold" style:font-size-complex="22pt" style:font-weight-complex="bold"/>
    </style:style>
    <style:style style:name="T1" style:family="text">
      <style:text-properties fo:color="#ff3333"/>
    </style:style>
    <style:style style:name="T2" style:family="text">
      <style:text-properties fo:color="#ff3333" style:font-name="georgia"/>
    </style:style>
    <style:style style:name="T3" style:family="text">
      <style:text-properties style:font-name="georgia"/>
    </style:style>
    <style:style style:name="T4" style:family="text">
      <style:text-properties fo:color="#e53619" fo:font-size="24pt"/>
    </style:style>
    <style:style style:name="T5" style:family="text">
      <style:text-properties fo:color="#eb5d13" fo:font-size="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s de cálculo 1:</text:p>
      <text:p text:style-name="P2"/>
      <text:p text:style-name="P7"><text:span text:style-name="Strong_20_Emphasis"><text:span text:style-name="T4">CÁLCULO DIFERENCIAL E INTEGRAL</text:span></text:span></text:p>
      <text:p text:style-name="P6"><text:span text:style-name="Strong_20_Emphasis"><text:span text:style-name="T5">En este espacio compartiremos toda la información referida a la cátedra. El principal objetivo de la utilización de este espacio es facilitar la intercomunicación entre los participantes, en donde se podrá desarrollar un conjunto de acciones como obtener material, leer documentos, formular preguntas, realizar actividades, compartir experiencias, consultar dudas, discutir sobre un tema, entre otras cosas. Esperamos que podamos aprovecharlo con todas sus ventajas.</text:span></text:span></text:p>
      <text:p text:style-name="P3"/>
      <text:p text:style-name="P2"/>
      <text:p text:style-name="P5"><text:span text:style-name="Strong_20_Emphasis"><text:span text:style-name="T2">UNIDAD I: </text:span></text:span><text:span text:style-name="Strong_20_Emphasis"><text:span text:style-name="T3">Números – Operaciones</text:span></text:span></text:p>
      <text:p text:style-name="P4">Revisión del Conjunto de los Números Reales. Propiedades, operaciones. El conjunto de los Números Complejos. Definición. Representación gráfica. Parte real e imaginaria de un Número Complejo. Definición. Opuesto y conjugado de un Número Complejo. Definición. Interpretación geométrica. Complejo Nulo. Igualdad de Números Complejos. Unidad imaginaria. Definición. Potencias sucesivas de la unidad imaginaria. Forma binómica de Números Complejos. Definiciones. Representación gráfica. Operaciones con Números Complejos en forma binómica: suma, producto y cociente. Propiedades. Módulo y argumento de un Número Complejo. Definiciones. Propiedades. Interpretación geométrica. Forma trigonométrica de un Número Complejo. Definición. Representación gráfica. Forma polar de un Número Complejo. Definición. Representación gráfica. Operaciones con Números Complejos en forma trigonométrica o en forma polar. Producto, cociente y potenciación. Forma exponencial de Números Complejos. Uso de herramientas informáticas para la resolución de problemas.</text:p>
      <text:p text:style-name="P1"/>
      <text:p text:style-name="P5"><text:span text:style-name="Strong_20_Emphasis"><text:span text:style-name="T1">UNIDAD II:</text:span></text:span> <text:span text:style-name="Strong_20_Emphasis">Funciones reales de variable real.</text:span></text:p>
      <text:p text:style-name="Text_20_body">Intervalos de números reales. Definición. Clasificación. Magnitudes Constantes. Magnitudes variables. Desigualdades lineales de una variable. Propiedades. Resolución Valor Absoluto. Definición Desigualdades expresadas con valor absoluto. Funciones; definición. Df y Rf. Representación gráfica. Clasificación de funciones. Funciones Potencia. Combinación de funciones mediante operaciones aritméticas Composición de funciones. Transformación de funciones. Funciones pares e impares. Ejemplos. Función lineal; representación gráfica. Distintas ecuaciones de la recta: pendiente-ordenada al origen; recta que pasa por un punto con pendiente dada; recta que pasa por dos puntos; ecuación segmentaria de la recta. Paralelismo y perpendicularidad de rectas. Intersección de rectas. Función cuadrática; representación gráfica. Intersección entre rectas y <text:soft-page-break/>parábolas. Intersección entre parábolas. Funciones polinomiales. Representación Gráfica. Dominio de la función y Rango Funciones Racionales. Representación Gráfica. Dominio de la función y Rango. Funciones trascendentes. Definición. Funciones Trigonométricas. Definiciones. Ángulos. Períodos. Gráficas aproximadas. Dominio de la función y Rango. Función inversa. Definición. Método para encontrar las funciones inversas. Representación gráfica de una función y su inversa. Relación analítica entre una función y su inversa. Funciones Trigonométricas Inversas. Gráficas aproximadas. Dominio de la función y Rango. Función Exponencial. Representación Gráfica. Dominio de la función y Rango Función Logarítmica. Representación Gráfica. Dominio de la función y Rango Función valor absoluto; función signo.</text:p>
      <text:p text:style-name="P1"/>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1">UNIDAD III:</text:span></text:span><text:span text:style-name="Strong_20_Emphasis"> Límite – continuidad de funciones reales de variable real.</text:span></text:p>
      <text:p text:style-name="Text_20_body">Introducción a los límites; definición informal. Límites laterales. Interpretación gráfica. Existencia o no existencia del límite de una función. Teoremas sobre límites. (Función por un escalar; suma algebraica; producto; cociente; potencia; límite de funciones algebraicas, trigonométricas y exponenciales compuestas). Continuidad de una función; definición informal y definición formal. Continuidad en un intervalo abierto (a; b) y en un intervalo cerrado [a; b]. Saltos. Punto de infinito. Clasificación de las discontinuidades. Propiedades de las funciones continuas. Teoremas. Teorema del encaje. Límites trigonométricos Límite trigonométrico especial: lim(x→0)⁡((sen x)/x)=1 Límites infinitos; asíntotas verticales. Límites en el infinito; definición e interpretación gráfica. Asíntotas Horizontales. Límite, definición formal.</text:p>
      <text:p text:style-name="Text_20_body"><text:span text:style-name="Strong_20_Emphasis"><text:span text:style-name="T1">UNIDAD IV:</text:span></text:span><text:span text:style-name="Strong_20_Emphasis"> Cálculo Diferencial de funciones reales de variable real.</text:span></text:p>
      <text:p text:style-name="Text_20_body">El problema de la recta tangente. Recta tangente a una gráfica. Pendientes de rectas secantes. Razón de cambio media. Velocidad media. Velocidad instantánea Función derivada o derivada. Definición. Valor de la derivada. Operadores diferenciación. Diferenciabilidad. Ejemplos. Tangentes horizontales y tangentes verticales de una función. Diferenciabilidad y continuidad. Derivada de una función potencia. Derivadas de la función constante, idéntica y de una constante por una función. Derivada de suma, producto y cociente de funciones. Derivadas de funciones elementales. Derivadas de funciones trigonométricas Derivadas de funciones compuestas. Regla de la cadena. Derivada de funciones implícitas. Derivadas de orden superior Derivada de funciones inversas. Derivada de funciones trigonométricas inversas (y = arc sen x; y = arc cos x; y = arc tg x) Derivada de una función exponencial. Derivada de una función logarítmica.</text:p>
      <text:p text:style-name="Text_20_body"><text:span text:style-name="Strong_20_Emphasis"><text:span text:style-name="T1">UNIDAD V:</text:span></text:span><text:span text:style-name="Strong_20_Emphasis"> Aplicaciones del cálculo diferencial.</text:span></text:p>
      <text:p text:style-name="Text_20_body">Extremos de funciones. Extremos absolutos. Extremos relativos. Números críticos. Extremos de funciones definidas sobre un intervalo. Teorema de Rolle. Interpretación geométrica. Teorema del Valor Medio del Cálculo Diferencial. Interpretación geométrica. Funciones creciente y decreciente. Criterio y método para determinar si una función es creciente o decreciente en un intervalo. Formas indeterminadas: Regla de L'Hopital. Distintos casos; observaciones. Estudio de máximos y mínimos <text:soft-page-break/>relativos. Condición necesaria. Condición suficiente. Método de estudio. Estudio de la concavidad y convexidad de las curvas. Definición. Criterio de la derivada segunda. Definición de puntos de inflexión. Método de estudio. Asíntotas verticales, horizontales y oblicuas. Estudio completo de una función. Linealización y diferenciales. Definición de Linealización. Diferencial de una función. Definición. Interpretación gráfica. Diferencia con el incremento. Diferencial de suma; producto y cociente de funciones.</text:p>
      <text:p text:style-name="Text_20_body"><text:span text:style-name="Strong_20_Emphasis"><text:span text:style-name="T1">UNIDAD VII:</text:span></text:span><text:span text:style-name="Strong_20_Emphasis"> Integrales definidas - aplicaciones.</text:span></text:p>
      <text:p text:style-name="Text_20_body">Cálculo de áreas de regiones planas en coordenadas cartesianas. Cálculo de la longitud de arco de una curva en coordenadas cartesianas. Diferencial de arco. Valor promedio de una función. Teorema del Valor Medio del cálculo integral.</text:p>
      <text:p text:style-name="Text_20_body"/>
      <text:p text:style-name="Text_20_body"/>
      <text:p text:style-name="Text_20_body"/>
      <text:p text:style-name="P5"><text:span text:style-name="Strong_20_Emphasis"><text:span text:style-name="T1">UNIDAD VIII:</text:span></text:span><text:span text:style-name="Strong_20_Emphasis"> Técnicas de integración.</text:span></text:p>
      <text:p text:style-name="Text_20_body">Integración por tabla. Integración por sustitución. Método de integración por partes. Integración de funciones racionales fraccionarias. Descomposición en fracciones simples. Integrales impropias. Definición. Integrales impropias de primera especie. Convergencias y divergencias. Integrales impropias de segunda especie. Convergencias y divergencias. Integrales impropias de tercera especie. Caso general. Convergencias y divergencias. Uso de herramientas informáticas para la resolución de problem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helvetica, sans-serif"/>
    <style:font-face style:name="georgia" svg:font-family="georg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20:15:19.902068798</meta:creation-date>
    <dc:date>2018-11-13T20:24:40.027128925</dc:date>
    <meta:editing-duration>PT9M22S</meta:editing-duration>
    <meta:editing-cycles>1</meta:editing-cycles>
    <meta:document-statistic meta:table-count="0" meta:image-count="0" meta:object-count="0" meta:page-count="3" meta:paragraph-count="17" meta:word-count="909" meta:character-count="7041" meta:non-whitespace-character-count="6147"/>
    <meta:generator>LibreOffice/5.1.6.2$Linux_X86_64 LibreOffice_project/10m0$Build-2</meta:generator>
  </office:meta>
</office:document-meta>
</file>